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-_20_3" svg:stroke-width="0.049cm" draw:marker-start-width="0.374cm" draw:marker-end-width="0.374cm" draw:fill="solid" draw:fill-color="#666699" draw:textarea-horizontal-align="center" draw:textarea-vertical-align="middle" fo:padding-top="0.024cm" fo:padding-bottom="0.024cm" fo:padding-left="0.024cm" fo:padding-right="0.024cm"/>
    </style:style>
    <style:style style:name="gr2" style:family="graphic" style:parent-style-name="standard">
      <style:graphic-properties svg:stroke-width="0.049cm" draw:marker-start-width="0.374cm" draw:marker-end-width="0.374cm" draw:fill="solid" draw:fill-color="#666699" draw:textarea-horizontal-align="center" draw:textarea-vertical-align="middle" fo:padding-top="0.024cm" fo:padding-bottom="0.024cm" fo:padding-left="0.024cm" fo:padding-right="0.024cm"/>
    </style:style>
    <style:style style:name="gr3" style:family="graphic" style:parent-style-name="standard">
      <style:graphic-properties svg:stroke-width="0.049cm" draw:marker-start-width="0.374cm" draw:marker-end-width="0.374cm" draw:fill="solid" draw:fill-color="#9999cc" draw:textarea-horizontal-align="center" draw:textarea-vertical-align="middle" fo:padding-top="0.024cm" fo:padding-bottom="0.024cm" fo:padding-left="0.024cm" fo:padding-right="0.024cm"/>
    </style:style>
    <style:style style:name="gr4" style:family="graphic" style:parent-style-name="standard">
      <style:graphic-properties draw:stroke="dash" draw:stroke-dash="Fine_20_dashed_20_-_20_2" svg:stroke-width="0.049cm" draw:marker-start-width="0.374cm" draw:marker-end="Symmetric_20_Arrow" draw:marker-end-width="0.374cm" draw:textarea-horizontal-align="center" draw:textarea-vertical-align="middle" fo:padding-top="0.024cm" fo:padding-bottom="0.024cm" fo:padding-left="0.024cm" fo:padding-right="0.024cm" draw:shadow="hidden"/>
    </style:style>
    <style:style style:name="gr5" style:family="graphic" style:parent-style-name="standard">
      <style:graphic-properties draw:stroke="dash" draw:stroke-dash="Fine_20_dashed_20_-_20_2" svg:stroke-width="0.049cm" draw:marker-start-width="0.374cm" draw:marker-end-width="0.374cm" draw:fill="solid" draw:fill-color="#ccccff" draw:textarea-horizontal-align="center" draw:textarea-vertical-align="middle" fo:padding-top="0.024cm" fo:padding-bottom="0.024cm" fo:padding-left="0.024cm" fo:padding-right="0.024cm"/>
    </style:style>
    <style:style style:name="gr6" style:family="graphic" style:parent-style-name="standard">
      <style:graphic-properties svg:stroke-width="0.049cm" draw:marker-start-width="0.374cm" draw:marker-end-width="0.374cm" draw:textarea-horizontal-align="center" draw:textarea-vertical-align="middle" fo:padding-top="0.024cm" fo:padding-bottom="0.024cm" fo:padding-left="0.024cm" fo:padding-right="0.024cm" draw:shadow="hidden"/>
    </style:style>
    <style:style style:name="gr7" style:family="graphic" style:parent-style-name="standard">
      <style:graphic-properties draw:stroke="dash" draw:stroke-dash="Fine_20_dashed_20_-_20_2" svg:stroke-width="0.049cm" draw:marker-start-width="0.374cm" draw:marker-end-width="0.374cm" draw:fill="solid" draw:fill-color="#333366" draw:textarea-horizontal-align="center" draw:textarea-vertical-align="middle" fo:padding-top="0.024cm" fo:padding-bottom="0.024cm" fo:padding-left="0.024cm" fo:padding-right="0.024cm"/>
    </style:style>
    <style:style style:name="gr8" style:family="graphic" style:parent-style-name="standard">
      <style:graphic-properties svg:stroke-width="0.049cm" draw:marker-start-width="0.374cm" draw:marker-end-width="0.374cm" draw:fill="solid" draw:fill-color="#ccccff" draw:textarea-horizontal-align="center" draw:textarea-vertical-align="middle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false" fo:min-height="0cm" fo:min-width="0cm" fo:padding-top="0.125cm" fo:padding-bottom="0.125cm" fo:padding-left="0.25cm" fo:padding-right="0.25cm" draw:shadow-offset-x="0.305cm" draw:shadow-offset-y="0.305cm"/>
    </style:style>
    <style:style style:name="gr10" style:family="graphic" style:parent-style-name="standard">
      <style:graphic-properties draw:stroke="solid" svg:stroke-color="#999999" draw:fill="solid" draw:fill-color="#cccccc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color="#ffffff" style:text-position="0% 100%" fo:font-family="'Bitstream Vera Sans'" style:font-pitch="variable" fo:font-size="12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24pt" style:font-size-complex="24pt"/>
    </style:style>
    <style:style style:name="P5" style:family="paragraph">
      <style:paragraph-properties fo:margin-left="0cm" fo:margin-right="0cm" fo:text-align="center" fo:text-indent="0cm"/>
      <style:text-properties fo:font-family="'Bitstream Vera Sans'" style:font-pitch="variable"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pitch="variable" fo:font-size="10pt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4pt" fo:font-weight="bold"/>
    </style:style>
    <style:style style:name="T1" style:family="text">
      <style:text-properties fo:color="#ffffff" style:text-position="0% 100%" fo:font-family="'Bitstream Vera Sans'" style:font-pitch="variable" fo:font-size="12pt" style:font-size-asian="24pt" style:font-size-complex="24pt"/>
    </style:style>
    <style:style style:name="T2" style:family="text">
      <style:text-properties fo:color="#ffffff" style:text-position="sub 58%" fo:font-family="'Bitstream Vera Sans'" style:font-pitch="variable" fo:font-size="12pt" style:font-size-asian="24pt" style:font-size-complex="24pt"/>
    </style:style>
    <style:style style:name="T3" style:family="text">
      <style:text-properties fo:font-family="'Bitstream Vera Sans'" style:font-style-name="Regular" style:font-pitch="variable" fo:font-size="10pt" style:font-size-asian="24pt" style:font-size-complex="24pt"/>
    </style:style>
    <style:style style:name="T4" style:family="text">
      <style:text-properties fo:font-family="'Bitstream Vera Sans'" style:font-pitch="variable" fo:font-size="12pt"/>
    </style:style>
    <style:style style:name="T5" style:family="text">
      <style:text-properties fo:font-family="'Bitstream Vera Sans'" style:font-pitch="variable" fo:font-size="10pt"/>
    </style:style>
    <style:style style:name="T6" style:family="text">
      <style:text-properties fo:color="#000000" fo:font-family="'Bitstream Vera Sans'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3.552cm" svg:height="3.04cm" svg:x="9cm" svg:y="6.5cm" svg:viewBox="0 0 3553 3041" draw:points="0,3040 1015,1520 0,0 2537,0 3552,1520 2537,3040">
          <text:p text:style-name="P1"><text:span text:style-name="T1">trafo</text:span><text:span text:style-name="T2">A</text:span></text:p>
        </draw:polygon>
        <draw:rect draw:style-name="gr2" draw:text-style-name="P4" draw:layer="layout" svg:width="3.613cm" svg:height="2.996cm" svg:x="14cm" svg:y="14.004cm" draw:corner-radius="0.913cm">
          <text:p text:style-name="P3"><text:span text:style-name="T3">Documentation</text:span></text:p>
        </draw:rect>
        <draw:rect draw:style-name="gr3" draw:text-style-name="P5" draw:layer="layout" svg:width="3.611cm" svg:height="2.996cm" svg:x="13.889cm" svg:y="10cm">
          <text:p text:style-name="P3"><text:span text:style-name="T4">Documentation</text:span></text:p>
          <text:p text:style-name="P3"><text:span text:style-name="T4">System</text:span></text:p>
        </draw:rect>
        <draw:connector draw:style-name="gr4" draw:text-style-name="P6" draw:layer="layout" draw:type="curve" svg:x1="2.175cm" svg:y1="8.761cm" svg:x2="4.079cm" svg:y2="14.111cm">
          <text:p/>
        </draw:connector>
        <draw:rect draw:style-name="gr5" draw:text-style-name="P5" draw:layer="layout" svg:width="3.611cm" svg:height="2.996cm" svg:x="8cm" svg:y="10cm">
          <text:p text:style-name="P3"><text:span text:style-name="T4">Software</text:span></text:p>
          <text:p text:style-name="P3"><text:span text:style-name="T4">Visualizer</text:span></text:p>
        </draw:rect>
        <draw:connector draw:style-name="gr6" draw:text-style-name="P6" draw:layer="layout" draw:type="curve" svg:x1="8.206cm" svg:y1="1.317cm" svg:x2="5cm" svg:y2="11.5cm">
          <text:p/>
        </draw:connector>
        <draw:rect draw:style-name="gr7" draw:text-style-name="P7" draw:layer="layout" svg:width="3.613cm" svg:height="2.996cm" svg:x="7.887cm" svg:y="14.504cm" draw:corner-radius="0.913cm">
          <text:p text:style-name="P3"><text:span text:style-name="T5">Reports</text:span></text:p>
        </draw:rect>
        <draw:rect draw:style-name="gr8" draw:text-style-name="P8" draw:layer="layout" svg:width="4.827cm" svg:height="3.609cm" svg:x="13.173cm" svg:y="1.391cm">
          <text:p text:style-name="P3"><text:span text:style-name="T6">C++</text:span></text:p>
          <text:p text:style-name="P3"><text:span text:style-name="T6">Type</text:span></text:p>
          <text:p text:style-name="P3"><text:span text:style-name="T6">Inferencer</text:span></text:p>
        </draw:rect>
        <draw:custom-shape draw:style-name="gr9" draw:text-style-name="P3" draw:layer="layout" svg:width="3.048cm" svg:height="3.81cm" svg:x="1.952cm" svg:y="16.5cm">
          <draw:glue-point draw:id="8" svg:x="4.998cm" svg:y="0cm"/>
          <draw:glue-point draw:id="9" svg:x="0cm" svg:y="4.998cm"/>
          <draw:glue-point draw:id="10" svg:x="4.998cm" svg:y="10cm"/>
          <draw:glue-point draw:id="11" svg:x="10cm" svg:y="4.998cm"/>
          <text:p text:style-name="P3">progra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layer="layout" svg:width="1cm" svg:height="0.75cm" draw:transform="rotate (-1.57079632679579) translate (12cm 23.5cm)">
          <text:p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layer="layout" svg:width="1cm" svg:height="0.75cm" svg:x="6.5cm" svg:y="19.5cm">
          <text:p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11" draw:text-style-name="P6" draw:layer="layout" svg:x1="3cm" svg:y1="2.5cm" svg:x2="2.5cm" svg:y2="3.5cm">
            <text:p/>
          </draw:line>
          <draw:line draw:style-name="gr11" draw:text-style-name="P6" draw:layer="layout" svg:x1="3cm" svg:y1="2.5cm" svg:x2="3cm" svg:y2="3.5cm">
            <text:p/>
          </draw:line>
          <draw:line draw:style-name="gr11" draw:text-style-name="P6" draw:layer="layout" svg:x1="3cm" svg:y1="2.5cm" svg:x2="3.5cm" svg:y2="3.5cm">
            <text:p/>
          </draw:line>
          <draw:line draw:style-name="gr11" draw:text-style-name="P6" draw:layer="layout" svg:x1="3.5cm" svg:y1="3.5cm" svg:x2="3cm" svg:y2="4.5cm">
            <text:p/>
          </draw:line>
          <draw:line draw:style-name="gr11" draw:text-style-name="P6" draw:layer="layout" svg:x1="3.5cm" svg:y1="3.5cm" svg:x2="3.5cm" svg:y2="4.5cm">
            <text:p/>
          </draw:line>
          <draw:line draw:style-name="gr11" draw:text-style-name="P6" draw:layer="layout" svg:x1="3.5cm" svg:y1="3.5cm" svg:x2="4cm" svg:y2="4.5cm">
            <text:p/>
          </draw:line>
          <draw:line draw:style-name="gr11" draw:text-style-name="P6" draw:layer="layout" svg:x1="2.5cm" svg:y1="3.5cm" svg:x2="2cm" svg:y2="4.5cm">
            <text:p/>
          </draw:line>
          <draw:line draw:style-name="gr11" draw:text-style-name="P6" draw:layer="layout" svg:x1="2.5cm" svg:y1="3.5cm" svg:x2="2.5cm" svg:y2="4.5cm">
            <text:p/>
          </draw:line>
          <draw:line draw:style-name="gr11" draw:text-style-name="P6" draw:layer="layout" svg:x1="2.5cm" svg:y1="3.5cm" svg:x2="3cm" svg:y2="4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otted" draw:display-name="Fine Dotted" draw:style="rect" draw:dots1="1" draw:distance="0.457cm"/>
    <draw:stroke-dash draw:name="Fine_20_dashed_20_-_20_2" draw:display-name="Fine dashed - 2" draw:style="rect" draw:dots1="1" draw:dots1-length="0.353cm" draw:dots2="1" draw:dots2-length="0.353cm" draw:distance="0.508cm"/>
    <draw:stroke-dash draw:name="Fine_20_dashed_20_-_20_3" draw:display-name="Fine dashed - 3" draw:style="rect" draw:dots1="1" draw:dots1-length="0.141cm" draw:dots2="1" draw:dots2-length="0.141cm" draw:distance="0.1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initial-creator>Karl Trygve Kalleberg</meta:initial-creator>
    <meta:creation-date>2005-09-07T16:56:36</meta:creation-date>
    <dc:creator>Karl Trygve Kalleberg</dc:creator>
    <dc:date>2005-09-08T11:19:07</dc:date>
    <dc:language>en-GB</dc:language>
    <meta:editing-cycles>4</meta:editing-cycles>
    <meta:editing-duration>PT18H22M3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